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259c50"/>
    </style:style>
    <style:style style:name="P2" style:family="paragraph" style:parent-style-name="Text_20_body">
      <style:text-properties officeooo:paragraph-rsid="00259c50"/>
    </style:style>
    <style:style style:name="P3" style:family="paragraph" style:parent-style-name="Heading_20_3">
      <style:text-properties officeooo:paragraph-rsid="002b4376"/>
    </style:style>
    <style:style style:name="P4" style:family="paragraph" style:parent-style-name="Heading_20_3">
      <style:text-properties officeooo:rsid="00248b3b" officeooo:paragraph-rsid="002d876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34e8d2" officeooo:paragraph-rsid="00376f34"/>
    </style:style>
    <style:style style:name="P8" style:family="paragraph" style:parent-style-name="Text_20_body" style:list-style-name="L2">
      <style:text-properties officeooo:rsid="0021b2bc" officeooo:paragraph-rsid="00396c43"/>
    </style:style>
    <style:style style:name="P9" style:family="paragraph" style:parent-style-name="Text_20_body" style:list-style-name="L2">
      <style:text-properties officeooo:rsid="002772de" officeooo:paragraph-rsid="002772d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fc2da"/>
    </style:style>
    <style:style style:name="P12" style:family="paragraph" style:parent-style-name="Text_20_body" style:list-style-name="L3">
      <style:text-properties officeooo:rsid="0027cbab" officeooo:paragraph-rsid="0027cbab"/>
    </style:style>
    <style:style style:name="P13" style:family="paragraph" style:parent-style-name="Text_20_body" style:list-style-name="L3">
      <style:text-properties officeooo:rsid="001fc2da" officeooo:paragraph-rsid="002772de"/>
    </style:style>
    <style:style style:name="P14" style:family="paragraph" style:parent-style-name="Text_20_body" style:list-style-name="L3">
      <style:text-properties officeooo:rsid="003e611f" officeooo:paragraph-rsid="003e611f"/>
    </style:style>
    <style:style style:name="P15" style:family="paragraph" style:parent-style-name="Text_20_body" style:list-style-name="L3">
      <style:text-properties officeooo:rsid="00236799" officeooo:paragraph-rsid="00236799"/>
    </style:style>
    <style:style style:name="P16" style:family="paragraph" style:parent-style-name="Text_20_body" style:list-style-name="L3">
      <style:text-properties officeooo:rsid="00248b3b" officeooo:paragraph-rsid="002c9bcc"/>
    </style:style>
    <style:style style:name="P17" style:family="paragraph" style:parent-style-name="Text_20_body" style:list-style-name="L3">
      <style:text-properties officeooo:rsid="00248b3b" officeooo:paragraph-rsid="00248b3b"/>
    </style:style>
    <style:style style:name="T1" style:family="text">
      <style:text-properties officeooo:rsid="001fc2da"/>
    </style:style>
    <style:style style:name="T2" style:family="text">
      <style:text-properties officeooo:rsid="0021b2bc"/>
    </style:style>
    <style:style style:name="T3" style:family="text">
      <style:text-properties officeooo:rsid="00236799"/>
    </style:style>
    <style:style style:name="T4" style:family="text">
      <style:text-properties officeooo:rsid="00248b3b"/>
    </style:style>
    <style:style style:name="T5" style:family="text">
      <style:text-properties officeooo:rsid="00259c50"/>
    </style:style>
    <style:style style:name="T6" style:family="text">
      <style:text-properties officeooo:rsid="0025f0c7"/>
    </style:style>
    <style:style style:name="T7" style:family="text">
      <style:text-properties officeooo:rsid="002ac78a"/>
    </style:style>
    <style:style style:name="T8" style:family="text">
      <style:text-properties officeooo:rsid="002b4376"/>
    </style:style>
    <style:style style:name="T9" style:family="text">
      <style:text-properties officeooo:rsid="002c9bcc"/>
    </style:style>
    <style:style style:name="T10" style:family="text">
      <style:text-properties officeooo:rsid="002d8761"/>
    </style:style>
    <style:style style:name="T11" style:family="text">
      <style:text-properties officeooo:rsid="002ec946"/>
    </style:style>
    <style:style style:name="T12" style:family="text">
      <style:text-properties officeooo:rsid="003040d2"/>
    </style:style>
    <style:style style:name="T13" style:family="text">
      <style:text-properties officeooo:rsid="0032edd3"/>
    </style:style>
    <style:style style:name="T14" style:family="text">
      <style:text-properties officeooo:rsid="00356228"/>
    </style:style>
    <style:style style:name="T15" style:family="text">
      <style:text-properties officeooo:rsid="003618a6"/>
    </style:style>
    <style:style style:name="T16" style:family="text">
      <style:text-properties officeooo:rsid="00376f34"/>
    </style:style>
    <style:style style:name="T17" style:family="text">
      <style:text-properties officeooo:rsid="00396c43"/>
    </style:style>
    <style:style style:name="T18" style:family="text">
      <style:text-properties officeooo:rsid="003b3797"/>
    </style:style>
    <style:style style:name="T19" style:family="text">
      <style:text-properties officeooo:rsid="003cdcaa"/>
    </style:style>
    <style:style style:name="T20" style:family="text">
      <style:text-properties officeooo:rsid="003ff281"/>
    </style:style>
    <style:style style:name="T21" style:family="text">
      <style:text-properties officeooo:rsid="00409c5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<text:span text:style-name="Strong_20_Emphasis">Laboratorio – Capítulo 8: La Vida</text:span></text:h>
      <text:h text:style-name="P1" text:outline-level="3"><text:span text:style-name="Strong_20_Emphasis"><text:span text:style-name="T5">Seccion 1 - La vida</text:span></text:span><text:span text:style-name="Strong_20_Emphasis"><text:span text:style-name="T8">, </text:span></text:span><text:span text:style-name="Strong_20_Emphasis"><text:span text:style-name="T5">una criatura viviente</text:span></text:span></text:h>
      <text:p text:style-name="P2"><text:span text:style-name="Strong_20_Emphasis"/></text:p>
      <text:h text:style-name="Heading_20_3" text:outline-level="3"><text:span text:style-name="Strong_20_Emphasis"><text:span text:style-name="T5">1.</text:span></text:span><text:span text:style-name="Strong_20_Emphasis">1. Observación inicial</text:span></text:h>
      <text:list xml:id="list1475077379" text:style-name="L1">
        <text:list-item>
          <text:p text:style-name="P5">Arrancar con una descripción casi poética de la vida como fenómeno: su presencia en la Tierra, su diversidad, su movimiento, su aparente propósito.</text:p>
        </text:list-item>
        <text:list-item>
          <text:p text:style-name="P5">Hacer sentir al lector que la vida es más que organismos: es un flujo continuo que atraviesa generaciones.</text:p>
        </text:list-item>
        <text:list-item>
          <text:p text:style-name="P5">Introducir la idea de que lo que vemos (individuos, especies) es solo la superficie de un sistema más profundo.</text:p>
        </text:list-item>
      </text:list>
      <text:p text:style-name="Text_20_body"><text:span text:style-name="Emphasis">(Objetivo: enganchar emocionalmente y despertar curiosidad)</text:span></text:p>
      <text:p text:style-name="Horizontal_20_Line"/>
      <text:h text:style-name="Heading_20_3" text:outline-level="3"><text:span text:style-name="Strong_20_Emphasis"><text:span text:style-name="T5">1.</text:span></text:span><text:span text:style-name="Strong_20_Emphasis">2. El punto de vista clásico</text:span></text:h>
      <text:list xml:id="list1885178135" text:style-name="L2">
        <text:list-item>
          <text:p text:style-name="P6">Breve repaso del modelo biológico tradicional: organismos, evolución, adaptación, supervivencia.</text:p>
        </text:list-item>
        <text:list-item>
          <text:p text:style-name="P7">Breve repaso del modelo cultural: </text:p>
          <text:p text:style-name="P7"><text:span text:style-name="T16">- </text:span><text:span text:style-name="T2">la tierra como un lugar privilegiado, </text:span><text:span text:style-name="T16">(hipotesis probablemente incorrecta, numero de estrellas en la via lactea, numero de constelaciones en el universo, y numero probable de planetas similares a la tierra)</text:span></text:p>
          <text:p text:style-name="P7"><text:span text:style-name="T16">- </text:span>la<text:span text:style-name="T2"> vida como un accidente irrepetible, </text:span><text:span text:style-name="T16">(hipotesis probablemente incorrecta, la vida como un fenomeno natural)</text:span></text:p>
          <text:p text:style-name="P7"><text:span text:style-name="T16">- </text:span><text:span text:style-name="T2">el delicado equilibrio </text:span>que sostiene<text:span text:style-name="T2"> la vida</text:span><text:span text:style-name="T15">,</text:span><text:span text:style-name="T16"> (hipotesis probablemente incorrecta, la extincion de los dinosaurios)</text:span></text:p>
          <text:p text:style-name="P7"><text:span text:style-name="T16">- </text:span><text:span text:style-name="T15">la vida sin entidad.</text:span><text:span text:style-name="T16"> (hipotesis probablemente incorrecta, existe un todo con un </text:span><text:span text:style-name="T17">comportamiento y </text:span><text:span text:style-name="T16">destino diferente del de sus partes)</text:span></text:p>
        </text:list-item>
        <text:list-item>
          <text:p text:style-name="P8">Breve repaso del modelo mistico tradicional: </text:p>
          <text:p text:style-name="P8"><text:span text:style-name="T17">- </text:span>el hombre como centro de todo, <text:s/></text:p>
          <text:p text:style-name="P8"><text:span text:style-name="T17">- </text:span>la inteligencia superior (es un hombre) que crea al hombre como objetivo final<text:span text:style-name="T13"> de la creacion</text:span>.</text:p>
        </text:list-item>
        <text:list-item>
          <text:p text:style-name="P6">Señalar que este modelo <text:span text:style-name="T14">podria contener hipotesis incorrectas, y que aunque </text:span><text:span text:style-name="T18">puede </text:span>explica<text:span text:style-name="T18">r</text:span> <text:span text:style-name="T2">algunas</text:span> cosas, no <text:span text:style-name="T2">puede dar respuesta a las preguntas existenciales, tales como "cual es mi mision</text:span><text:span text:style-name="T5">?</text:span><text:span text:style-name="T2">"</text:span><text:span text:style-name="T5">, o "porque debo morir?"</text:span><text:span text:style-name="T9"> </text:span></text:p>
        </text:list-item>
        <text:list-item>
          <text:p text:style-name="P9"><text:soft-page-break/>Justificar la necesidad de cambiar el modelo para avanzar.</text:p>
        </text:list-item>
      </text:list>
      <text:p text:style-name="Horizontal_20_Line"/>
      <text:h text:style-name="Heading_20_3" text:outline-level="3"><text:span text:style-name="Strong_20_Emphasis"><text:span text:style-name="T5">1.</text:span></text:span><text:span text:style-name="Strong_20_Emphasis"><text:span text:style-name="T1">3</text:span></text:span><text:span text:style-name="Strong_20_Emphasis">. </text:span><text:span text:style-name="Strong_20_Emphasis"><text:span text:style-name="T2">Descripcion del </text:span></text:span><text:span text:style-name="Strong_20_Emphasis"><text:span text:style-name="T6">nuevo </text:span></text:span><text:span text:style-name="Strong_20_Emphasis"><text:span text:style-name="T2">modelo por sus caracteristicas principales</text:span></text:span></text:h>
      <text:list xml:id="list225377312" text:style-name="L3">
        <text:list-item>
          <text:p text:style-name="P12"><text:span text:style-name="T18">Introduccion: Crearemos u</text:span>n modelo basado en la observacion, sin incluir en el nuestros deseos.</text:p>
        </text:list-item>
        <text:list-item>
          <text:p text:style-name="P13">Unicidad (la vida es un organismo viviente, una entidad)<text:span text:style-name="T6"> (se describen: arquitectura celular - estructura fractal)</text:span></text:p>
        </text:list-item>
        <text:list-item>
          <text:p text:style-name="P14">Inevitabilidad (<text:span text:style-name="T20">inevitable cuando se cumplen las condiciones necesarias, </text:span>no se trata de un accidente sino de una reaccion natural)</text:p>
        </text:list-item>
        <text:list-item>
          <text:p text:style-name="P10">Universalidad (puede existir en cualquier lugar del cosmos con las condiciones necesarias).<text:span text:style-name="T6"> </text:span></text:p>
        </text:list-item>
        <text:list-item>
          <text:p text:style-name="P11">Inmortalidad (redundancia infinita y surgimiento inevitable).<text:span text:style-name="T6"> </text:span></text:p>
        </text:list-item>
        <text:list-item>
          <text:p text:style-name="P11">Inteligencia máxima (resolución de problemas con complejidad mínima<text:span text:style-name="T19">, se analizara en detalle en los proximos capitulos</text:span>).</text:p>
        </text:list-item>
      </text:list>
      <text:p text:style-name="Horizontal_20_Line"/>
      <text:h text:style-name="P3" text:outline-level="3"><text:span text:style-name="Strong_20_Emphasis"><text:span text:style-name="T8">Seccion 2 - La vida, un computador natural</text:span></text:span></text:h>
      <text:h text:style-name="P3" text:outline-level="3"><text:span text:style-name="Strong_20_Emphasis"/></text:h>
      <text:h text:style-name="P3" text:outline-level="3"><text:span text:style-name="Strong_20_Emphasis"><text:span text:style-name="T8">2.1</text:span></text:span><text:span text:style-name="Strong_20_Emphasis"><text:span text:style-name="T3">. </text:span></text:span><text:span text:style-name="Strong_20_Emphasis"><text:span text:style-name="T4">Un sistema inteligente</text:span></text:span></text:h>
      <text:list xml:id="list184317033379024" text:continue-numbering="true" text:style-name="L3">
        <text:list-item>
          <text:p text:style-name="P15">la inteligencia es la clave.<text:span text:style-name="T7"> (se comentan aspectos observables de la inteligencia aplicada de la vida)</text:span></text:p>
        </text:list-item>
        <text:list-item>
          <text:p text:style-name="P16">como se produce la inteligencia<text:span text:style-name="T8">? </text:span><text:span text:style-name="T9">(comentamos que en los siguientes capitulos construiremos una simulacion de la vida, que nos permitira ver como piensa, como resuelve problemas, como aprende, y como </text:span><text:span text:style-name="T10">el conocimiento adquirido es utiliza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2</text:span></text:span><text:span text:style-name="Strong_20_Emphasis"><text:span text:style-name="T3">. </text:span></text:span><text:span text:style-name="Strong_20_Emphasis"><text:span text:style-name="T10">El proceso de calculo</text:span></text:span></text:h>
      <text:list xml:id="list184318252851500" text:continue-numbering="true" text:style-name="L3">
        <text:list-item>
          <text:p text:style-name="P17">como se procesa la informacion en una maquina de calculo?<text:span text:style-name="T7"> (describimos un proceso de calculo generico)</text:span></text:p>
        </text:list-item>
        <text:list-item>
          <text:p text:style-name="P17"><text:span text:style-name="T21">los </text:span>elementos <text:span text:style-name="T21">que componen </text:span>una maquina de calculo<text:span text:style-name="T7"> (hablamos de memoria, procesador, informacion y metodo)</text:span></text:p>
        </text:list-item>
      </text:list>
      <text:h text:style-name="P4" text:outline-level="3"><text:span text:style-name="Strong_20_Emphasis"><text:span text:style-name="T8">2.</text:span></text:span><text:span text:style-name="Strong_20_Emphasis"><text:span text:style-name="T10">3</text:span></text:span><text:span text:style-name="Strong_20_Emphasis"><text:span text:style-name="T3">. </text:span></text:span><text:span text:style-name="Strong_20_Emphasis"><text:span text:style-name="T10">Inteligencia natural</text:span></text:span></text:h>
      <text:list xml:id="list184317150913632" text:continue-numbering="true" text:style-name="L3">
        <text:list-item>
          <text:p text:style-name="P17">la vida como un computador natural<text:span text:style-name="T8"> (comentamos que en la vida se encuentran los elementos necesarios para construir un sistema de calculo. los listamos brevemente</text:span><text:span text:style-name="T11"> [ADN, reproduccion, individuos y ciclo de </text:span><text:span text:style-name="T12">vida</text:span><text:span text:style-name="T11">]</text:span><text:span text:style-name="T8">, se comentaran en detalle en los siguientes capitulos)</text:span></text:p>
          <text:p text:style-name="P1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8T09:53:53.565000000</meta:creation-date>
    <dc:date>2025-08-15T18:43:16.571000000</dc:date>
    <meta:editing-duration>PT2H1M26S</meta:editing-duration>
    <meta:editing-cycles>21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6" meta:word-count="520" meta:character-count="3340" meta:non-whitespace-character-count="2873"/>
  </office:meta>
</office:document-meta>
</file>